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nale Netze:</text:p>
      <text:p text:style-name="P2"/>
      <text:p text:style-name="P2">Explizites lernen Unterschied Implizites Lernen</text:p>
      <text:p text:style-name="P2"><text:tab/>-Genae Regel vs. Gefühl für Regeln</text:p>
      <text:p text:style-name="P2"><text:tab/>-Bei Sprache weiß man nich warum was falsch ist</text:p>
      <text:p text:style-name="P2"><text:tab/>-Implizites gefestigt durch Übng und Bestätigung</text:p>
      <text:p text:style-name="P2"><text:tab/>-Mit Neuronen</text:p>
      <text:p text:style-name="P2"><text:tab/>-&gt; 100 Mrd. Sind nich simulierbar</text:p>
      <text:p text:style-name="P2"/>
      <text:p text:style-name="P2">Wie Simulieren?</text:p>
      <text:p text:style-name="P2"><text:tab/>-Künstliches Neuron<text:tab/></text:p>
      <text:p text:style-name="P2"><text:tab/>-Mehrere Eingangssignale</text:p>
      <text:p text:style-name="P2"><text:tab/>-je Mehr eingang desto "aktiver"</text:p>
      <text:p text:style-name="P2"><text:tab/>-genau 1 Ausgangssignal</text:p>
      <text:p text:style-name="P2"><text:tab/><text:tab/>-Oft identisch mim Aktivitätslevel</text:p>
      <text:p text:style-name="P2"><text:tab/><text:tab/>-Erst muss Schwellwert überschritten werden, damit was passiert</text:p>
      <text:p text:style-name="P2"><text:tab/>-Mehrere Schichten</text:p>
      <text:p text:style-name="P2"><text:tab/><text:tab/>-EingangsKnoten</text:p>
      <text:p text:style-name="P2"><text:tab/><text:tab/>-Ausgang</text:p>
      <text:p text:style-name="P2"><text:tab/><text:tab/>-ZwischenNetze</text:p>
      <text:p text:style-name="P2"><text:tab/>-Darstellung als Graph</text:p>
      <text:p text:style-name="P2"><text:tab/><text:tab/>-Möglichkeit Feedforward:</text:p>
      <text:p text:style-name="P2"><text:tab/><text:tab/>-Nur von einer Schicht zur nächsten</text:p>
      <text:p text:style-name="P2"><text:tab/><text:tab/>-Mögl. Rekurrent</text:p>
      <text:p text:style-name="P2"><text:tab/><text:tab/>-Mit Rückkopplung</text:p>
      <text:p text:style-name="P2"><text:tab/>-Je Öfter Neuron Benutzt, desto größer der Einfluss auf weiterfolgende</text:p>
      <text:p text:style-name="P2"><text:tab/><text:tab/>-0 kein Einfluss</text:p>
      <text:p text:style-name="P2"><text:tab/><text:tab/>-Einflüsse verändern -&gt; Lernen</text:p>
      <text:p text:style-name="P2"><text:tab/>-Eingangswert bei B = Ausgangswert A * Kantenstärke</text:p>
      <text:p text:style-name="P2">Wie kommen die Gewichte?</text:p>
      <text:p text:style-name="P2"><text:tab/>-Soll der Computer Lernen über Lernregel</text:p>
      <text:p text:style-name="P2"><text:tab/>-&gt; Textphase</text:p>
      <text:p text:style-name="P2"><text:tab/>-Trainingsmenge wird rérneur durchlaufen und liefert hoffentlich erwartetes Ergebnis</text:p>
      <text:p text:style-name="P2"><text:tab/>-auch nicht trainierte Werte testen</text:p>
      <text:p text:style-name="P2">Unterschied Überwachtes Lernen vs. Unsupervised Learning</text:p>
      <text:p text:style-name="P2"><text:tab/>-Man weiß was richtig ist oder nicht</text:p>
      <text:p text:style-name="P2">Hebb-Regel:</text:p>
      <text:p text:style-name="P2"><text:tab/>-Wenn A dauerhaft Bs aktivitätslevel erhöht, ist A-B Kante wichtig</text:p>
      <text:p text:style-name="P2"><text:tab/>-Kantengewicht ändert sich in Abängigkeit von Aktivität in A, Abhängigk in B und <text:tab/>selbsterfundener lerngeschw.</text:p>
      <text:p text:style-name="P2"><text:tab/><text:tab/>-Wenn etwas schon gut ist lernt man schneller (frage ob gut)</text:p>
      <text:p text:style-name="P2">Delta-Regel:</text:p>
      <text:p text:style-name="P2"><text:tab/>-Delta = Differenz zwischen gewünschtem und erhaltenem</text:p>
      <text:p text:style-name="P2"><text:tab/>-Delta * A *Lerngeschw -&gt; gewünschte Änderung</text:p>
      <text:p text:style-name="P2"><text:tab/>-A = Aktivitätslevel</text:p>
      <text:p text:style-name="P2"><text:tab/>-&gt; Wenn alles passt is delta also auch Änderung 0</text:p>
      <text:p text:style-name="P2"><text:tab/>-Ändert nur an Ausgabeknoten (Weil man in der Mitte nich weiß was rauskommen soll oder <text:tab/>rauskommt)</text:p>
      <text:p text:style-name="P2">Was Lösen damit:</text:p>
      <text:p text:style-name="P2"><text:tab/>-Tja, Schwierig...</text:p>
      <text:p text:style-name="P2">Competitive Learning:</text:p>
      <text:p text:style-name="P2"><text:tab/>-Unsupervised – Googlen</text:p>
      <text:p text:style-name="P2"><text:soft-page-break/></text:p>
      <text:p text:style-name="P2">Kanten Gewichtung:</text:p>
      <text:p text:style-name="P2"><text:tab/>-0 -&gt; no Influence</text:p>
      <text:p text:style-name="P2"><text:tab/>-positiv – erregend</text:p>
      <text:p text:style-name="P2"><text:tab/>-Negativ - hemmend</text:p>
      <text:p text:style-name="P2"/>
      <text:p text:style-name="P2">Genetische Algorithmen:</text:p>
      <text:p text:style-name="P2"><text:tab/>-Evolution</text:p>
      <text:p text:style-name="P2"><text:tab/>-Zufällige Veränderung und besten speichern Rest lös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59S</meta:editing-duration>
    <meta:editing-cycles>35</meta:editing-cycles>
    <meta:generator>OpenOffice.org/3.4.1$Win32 OpenOffice.org_project/341m1$Build-9593</meta:generator>
    <dc:date>2014-06-11T13:21:58.31</dc:date>
    <meta:document-statistic meta:table-count="0" meta:image-count="0" meta:object-count="0" meta:page-count="2" meta:paragraph-count="55" meta:word-count="259" meta:character-count="1894"/>
    <meta:user-defined meta:name="Info 1"/>
    <meta:user-defined meta:name="Info 2"/>
    <meta:user-defined meta:name="Info 3"/>
    <meta:user-defined meta:name="Info 4"/>
  </office:meta>
</office:document-meta>
</file>